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8100000129085D5FF2.svm" manifest:media-type="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196000000D88048B7F8.svm" manifest:media-type=""/>
  <manifest:file-entry manifest:full-path="Pictures/20000001000000D400000129CEA09E0E.svm" manifest:media-type=""/>
  <manifest:file-entry manifest:full-path="Pictures/200000010000010F000000D85E522DB8.svm" manifest:media-type=""/>
  <manifest:file-entry manifest:full-path="Pictures/20000001000001FC000002E084E81F47.svm" manifest:media-type=""/>
  <manifest:file-entry manifest:full-path="Pictures/200000010000018A000000D8A4D10E32.svm" manifest:media-type=""/>
  <manifest:file-entry manifest:full-path="Pictures/2000000100000118000000D86AB3B7FE.svm" manifest:media-type=""/>
  <manifest:file-entry manifest:full-path="Pictures/2000000100000103000000D8D4A109D4.svm" manifest:media-type=""/>
  <manifest:file-entry manifest:full-path="Pictures/20000001000001D100000129A37F3893.svm" manifest:media-type=""/>
  <manifest:file-entry manifest:full-path="Pictures/2000000200000228000000BABFEE5AF1.eps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frac{v_{be}}{R_E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r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XB Tabriz"/>
    </style:style>
    <style:style style:name="P3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551cm" svg:height="3.555cm" svg:x="1.107cm" svg:y="0.702cm">
          <draw:image xlink:href="Pictures/2000000200000228000000BABFEE5AF1.eps" xlink:type="simple" xlink:show="embed" xlink:actuate="onLoad">
            <text:p/>
          </draw:image>
        </draw:frame>
        <draw:frame draw:style-name="gr2" draw:text-style-name="P1" draw:layer="layout" svg:width="0.31cm" svg:height="0.258cm" svg:x="11.697cm" svg:y="1.471cm">
          <draw:image xlink:href="Pictures/2000000100000103000000D8D4A109D4.svm" xlink:type="simple" xlink:show="embed" xlink:actuate="onLoad">
            <text:p/>
          </draw:image>
        </draw:frame>
        <draw:frame draw:style-name="gr3" draw:text-style-name="P1" draw:layer="layout" svg:width="0.335cm" svg:height="0.258cm" svg:x="10.186cm" svg:y="1.471cm">
          <draw:image xlink:href="Pictures/2000000100000118000000D86AB3B7FE.svm" xlink:type="simple" xlink:show="embed" xlink:actuate="onLoad">
            <text:p/>
          </draw:image>
        </draw:frame>
        <draw:frame draw:style-name="gr4" draw:text-style-name="P1" draw:layer="layout" svg:width="0.557cm" svg:height="0.355cm" svg:x="7.706cm" svg:y="2.764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72cm" svg:height="0.258cm" svg:x="7.486cm" svg:y="1.463cm">
          <draw:image xlink:href="Pictures/200000010000018A000000D8A4D10E32.svm" xlink:type="simple" xlink:show="embed" xlink:actuate="onLoad">
            <text:p/>
          </draw:image>
        </draw:frame>
        <draw:frame draw:style-name="gr6" draw:text-style-name="P1" draw:layer="layout" svg:width="0.324cm" svg:height="0.258cm" svg:x="6.491cm" svg:y="0.481cm">
          <draw:image xlink:href="Pictures/200000010000010F000000D85E522DB8.svm" xlink:type="simple" xlink:show="embed" xlink:actuate="onLoad">
            <text:p/>
          </draw:image>
        </draw:frame>
        <draw:line draw:style-name="gr7" draw:text-style-name="P2" draw:layer="layout" svg:x1="11.215cm" svg:y1="0.784cm" svg:x2="10.752cm" svg:y2="0.784cm">
          <text:p/>
        </draw:line>
        <draw:frame draw:style-name="gr8" draw:text-style-name="P1" draw:layer="layout" svg:width="0.253cm" svg:height="0.355cm" svg:x="10.874cm" svg:y="0.303cm">
          <draw:image xlink:href="Pictures/20000001000000D400000129CEA09E0E.svm" xlink:type="simple" xlink:show="embed" xlink:actuate="onLoad">
            <text:p/>
          </draw:image>
        </draw:frame>
        <draw:frame draw:style-name="gr9" draw:text-style-name="P1" draw:layer="layout" svg:width="1.014cm" svg:height="0.274cm" svg:x="8.09cm" svg:y="1.13cm">
          <draw:image xlink:href="Pictures/200000010000034E000000E5D8367438.svm" xlink:type="simple" xlink:show="embed" xlink:actuate="onLoad">
            <text:p/>
          </draw:image>
        </draw:frame>
        <draw:frame draw:style-name="gr4" draw:text-style-name="P1" draw:layer="layout" svg:width="0.557cm" svg:height="0.355cm" svg:x="2.266cm" svg:y="3.601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72cm" svg:height="0.258cm" svg:x="0.794cm" svg:y="3.698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0.335cm" svg:height="0.258cm" svg:x="3.443cm" svg:y="1.285cm">
          <draw:image xlink:href="Pictures/2000000100000118000000D86AB3B7FE.svm" xlink:type="simple" xlink:show="embed" xlink:actuate="onLoad">
            <text:p/>
          </draw:image>
        </draw:frame>
        <draw:frame draw:style-name="gr9" draw:text-style-name="P1" draw:layer="layout" svg:width="1.014cm" svg:height="0.274cm" svg:x="1.201cm" svg:y="1.176cm">
          <draw:image xlink:href="Pictures/200000010000034E000000E5D8367438.svm" xlink:type="simple" xlink:show="embed" xlink:actuate="onLoad">
            <text:p/>
          </draw:image>
        </draw:frame>
        <draw:frame draw:style-name="gr2" draw:text-style-name="P1" draw:layer="layout" svg:width="0.31cm" svg:height="0.258cm" svg:x="4.926cm" svg:y="1.471cm">
          <draw:image xlink:href="Pictures/2000000100000103000000D8D4A109D4.svm" xlink:type="simple" xlink:show="embed" xlink:actuate="onLoad">
            <text:p/>
          </draw:image>
        </draw:frame>
        <draw:line draw:style-name="gr7" draw:text-style-name="P2" draw:layer="layout" svg:x1="4.444cm" svg:y1="0.784cm" svg:x2="3.981cm" svg:y2="0.784cm">
          <text:p/>
        </draw:line>
        <draw:frame draw:style-name="gr8" draw:text-style-name="P1" draw:layer="layout" svg:width="0.253cm" svg:height="0.355cm" svg:x="4.103cm" svg:y="0.303cm">
          <draw:image xlink:href="Pictures/20000001000000D400000129CEA09E0E.svm" xlink:type="simple" xlink:show="embed" xlink:actuate="onLoad">
            <text:p/>
          </draw:image>
        </draw:frame>
        <draw:frame draw:style-name="gr11" draw:text-style-name="P1" draw:layer="layout" svg:width="0.486cm" svg:height="0.258cm" svg:x="6.617cm" svg:y="1.555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283cm" svg:height="0.283cm" svg:x="6.719cm" svg:y="1.182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6.728cm" svg:y="2.041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486cm" svg:height="0.258cm" svg:x="2.359cm" svg:y="2.621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283cm" svg:height="0.283cm" svg:x="2.43cm" svg:y="2.957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2.454cm" svg:y="2.413cm">
          <draw:image xlink:href="Pictures/20000001000000DD00000012A856DA5C.svm" xlink:type="simple" xlink:show="embed" xlink:actuate="onLoad">
            <text:p/>
          </draw:image>
        </draw:frame>
        <draw:line draw:style-name="gr7" draw:text-style-name="P2" draw:layer="layout" svg:x1="1.184cm" svg:y1="2.944cm" svg:x2="1.184cm" svg:y2="2.481cm">
          <text:p/>
        </draw:line>
        <draw:frame draw:style-name="gr14" draw:text-style-name="P1" draw:layer="layout" svg:width="0.608cm" svg:height="0.882cm" svg:x="0.395cm" svg:y="2.383cm">
          <draw:image xlink:href="Pictures/20000001000001FC000002E084E81F47.svm" xlink:type="simple" xlink:show="embed" xlink:actuate="onLoad">
            <text:p/>
          </draw:image>
        </draw:frame>
        <draw:line draw:style-name="gr7" draw:text-style-name="P2" draw:layer="layout" svg:x1="3.452cm" svg:y1="2.258cm" svg:x2="3.452cm" svg:y2="1.795cm">
          <text:p/>
        </draw:line>
        <draw:frame draw:style-name="gr15" draw:text-style-name="P1" draw:layer="layout" svg:width="0.461cm" svg:height="0.355cm" svg:x="3.572cm" svg:y="2.006cm">
          <draw:image xlink:href="Pictures/200000010000018100000129085D5FF2.svm" xlink:type="simple" xlink:show="embed" xlink:actuate="onLoad">
            <text:p/>
          </draw:image>
        </draw:frame>
        <draw:frame draw:style-name="gr16" draw:text-style-name="P3" draw:layer="layout" svg:width="0.869cm" svg:height="0.916cm" svg:x="11.212cm" svg:y="3.322cm">
          <draw:text-box>
            <text:p text:style-name="P3"><text:span text:style-name="T1">(</text:span><text:span text:style-name="T1">ا</text:span><text:span text:style-name="T1">)</text:span></text:p>
          </draw:text-box>
        </draw:frame>
        <draw:frame draw:style-name="gr16" draw:text-style-name="P3" draw:layer="layout" svg:width="1.132cm" svg:height="0.916cm" svg:x="3.978cm" svg:y="3.322cm">
          <draw:text-box>
            <text:p text:style-name="P3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1T17:10:04</meta:creation-date>
    <meta:editing-duration>PT3H4M19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8T17:40:05.842334992</dc:date>
    <meta:document-statistic meta:object-count="28"/>
    <meta:template xlink:type="simple" xlink:actuate="onRequest" xlink:title="kkkFigures" xlink:href="../../../../../.libreoffice/3/user/template/kkkFigures.otg" meta:date="2014-08-31T17:10:04"/>
  </office:meta>
</office:document-meta>
</file>